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daf-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office:value-type="date" office:date-value="2023-07-28" calcext:value-type="date">
            <text:p>2023-07-28</text:p>
          </table:table-cell>
          <table:table-cell table:style-name="ce54" office:value-type="date" office:date-value="2023-07-29" calcext:value-type="date">
            <text:p>2023-07-29</text:p>
          </table:table-cell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48" calcext:value-type="float">
            <text:p>48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0" calcext:value-type="float">
            <text:p>0</text:p>
          </table:table-cell>
          <table:table-cell table:style-name="ce60" table:formula="of:=SUM([.R8];[.R13];[.R18];[.R23];[.R28];[.R33];[.R38];[.R43];[.R48];[.R53])" office:value-type="float" office:value="32" calcext:value-type="float">
            <text:p>32</text:p>
          </table:table-cell>
          <table:table-cell table:style-name="ce60" table:formula="of:=SUM([.S8];[.S13];[.S18];[.S23];[.S28];[.S33];[.S38];[.S43];[.S48];[.S53])" office:value-type="float" office:value="28" calcext:value-type="float">
            <text:p>28</text:p>
          </table:table-cell>
          <table:table-cell table:style-name="ce60" table:formula="of:=SUM([.T8];[.T13];[.T18];[.T23];[.T28];[.T33];[.T38];[.T43];[.T48];[.T53])" office:value-type="float" office:value="22" calcext:value-type="float">
            <text:p>22</text:p>
          </table:table-cell>
          <table:table-cell table:style-name="ce60" table:formula="of:=SUM([.U8];[.U13];[.U18];[.U23];[.U28];[.U33];[.U38];[.U43];[.U48];[.U53])" office:value-type="float" office:value="18" calcext:value-type="float">
            <text:p>18</text:p>
          </table:table-cell>
          <table:table-cell table:style-name="ce60" table:formula="of:=SUM([.V8];[.V13];[.V18];[.V23];[.V28];[.V33];[.V38];[.V43];[.V48];[.V53])" office:value-type="float" office:value="12" calcext:value-type="float">
            <text:p>12</text:p>
          </table:table-cell>
          <table:table-cell table:style-name="ce60" table:formula="of:=SUM([.W8];[.W13];[.W18];[.W23];[.W28];[.W33];[.W38];[.W43];[.W48];[.W53])" office:value-type="float" office:value="10" calcext:value-type="float">
            <text:p>10</text:p>
          </table:table-cell>
          <table:table-cell table:style-name="ce60" table:formula="of:=SUM([.X8];[.X13];[.X18];[.X23];[.X28];[.X33];[.X38];[.X43];[.X48];[.X53])" office:value-type="float" office:value="5" calcext:value-type="float">
            <text:p>5</text:p>
          </table:table-cell>
          <table:table-cell table:style-name="ce60" table:formula="of:=SUM([.Y8];[.Y13];[.Y18];[.Y23];[.Y28];[.Y33];[.Y38];[.Y43];[.Y48];[.Y53])" office:value-type="float" office:value="5" calcext:value-type="float">
            <text:p>5</text:p>
          </table:table-cell>
          <table:table-cell table:style-name="ce60" table:formula="of:=SUM([.Z8];[.Z13];[.Z18];[.Z23];[.Z28];[.Z33];[.Z38];[.Z43];[.Z48];[.Z53])" office:value-type="float" office:value="4" calcext:value-type="float">
            <text:p>4</text:p>
          </table:table-cell>
          <table:table-cell table:style-name="ce60" table:formula="of:=SUM([.AA8];[.AA13];[.AA18];[.AA23];[.AA28];[.AA33];[.AA38];[.AA43];[.AA48];[.AA53])" office:value-type="float" office:value="3" calcext:value-type="float">
            <text:p>3</text:p>
          </table:table-cell>
          <table:table-cell table:style-name="ce60" table:formula="of:=SUM([.AB8];[.AB13];[.AB18];[.AB23];[.AB28];[.AB33];[.AB38];[.AB43];[.AB48];[.AB53])" office:value-type="float" office:value="2" calcext:value-type="float">
            <text:p>2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2" calcext:value-type="float">
            <text:p>2</text:p>
          </table:table-cell>
          <table:table-cell table:style-name="ce60" table:formula="of:=SUM([.AE8];[.AE13];[.AE18];[.AE23];[.AE28];[.AE33];[.AE38];[.AE43];[.AE48];[.AE53])" office:value-type="float" office:value="2" calcext:value-type="float">
            <text:p>2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2" calcext:value-type="float">
            <text:p>2</text:p>
          </table:table-cell>
          <table:table-cell table:style-name="ce60" table:formula="of:=SUM([.AH8];[.AH13];[.AH18];[.AH23];[.AH28];[.AH33];[.AH38];[.AH43];[.AH48];[.AH53])" office:value-type="float" office:value="2" calcext:value-type="float">
            <text:p>2</text:p>
          </table:table-cell>
          <table:table-cell table:style-name="ce60" table:formula="of:=SUM([.AI8];[.AI13];[.AI18];[.AI23];[.AI28];[.AI33];[.AI38];[.AI43];[.AI48];[.AI53])" office:value-type="float" office:value="2" calcext:value-type="float">
            <text:p>2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4" calcext:value-type="float">
            <text:p>4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3" calcext:value-type="float">
            <text:p>3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6" calcext:value-type="float">
            <text:p>6</text:p>
          </table:table-cell>
          <table:table-cell table:style-name="ce61" table:formula="of:=SUM([.U9];[.U14];[.U19];[.U24];[.U29];[.U34];[.U39];[.U44];[.U49];[.U54])" office:value-type="float" office:value="4" calcext:value-type="float">
            <text:p>4</text:p>
          </table:table-cell>
          <table:table-cell table:style-name="ce61" table:formula="of:=SUM([.V9];[.V14];[.V19];[.V24];[.V29];[.V34];[.V39];[.V44];[.V49];[.V54])" office:value-type="float" office:value="6" calcext:value-type="float">
            <text:p>6</text:p>
          </table:table-cell>
          <table:table-cell table:style-name="ce61" table:formula="of:=SUM([.W9];[.W14];[.W19];[.W24];[.W29];[.W34];[.W39];[.W44];[.W49];[.W54])" office:value-type="float" office:value="2" calcext:value-type="float">
            <text:p>2</text:p>
          </table:table-cell>
          <table:table-cell table:style-name="ce61" table:formula="of:=SUM([.X9];[.X14];[.X19];[.X24];[.X29];[.X34];[.X39];[.X44];[.X49];[.X54])" office:value-type="float" office:value="3" calcext:value-type="float">
            <text:p>3</text:p>
          </table:table-cell>
          <table:table-cell table:style-name="ce61" table:formula="of:=SUM([.Y9];[.Y14];[.Y19];[.Y24];[.Y29];[.Y34];[.Y39];[.Y44];[.Y49];[.Y54])" office:value-type="float" office:value="1" calcext:value-type="float">
            <text:p>1</text:p>
          </table:table-cell>
          <table:table-cell table:style-name="ce61" table:formula="of:=SUM([.Z9];[.Z14];[.Z19];[.Z24];[.Z29];[.Z34];[.Z39];[.Z44];[.Z49];[.Z54])" office:value-type="float" office:value="1" calcext:value-type="float">
            <text:p>1</text:p>
          </table:table-cell>
          <table:table-cell table:style-name="ce61" table:formula="of:=SUM([.AA9];[.AA14];[.AA19];[.AA24];[.AA29];[.AA34];[.AA39];[.AA44];[.AA49];[.AA54])" office:value-type="float" office:value="1" calcext:value-type="float">
            <text:p>1</text:p>
          </table:table-cell>
          <table:table-cell table:style-name="ce61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2" calcext:value-type="float">
            <text:p>2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2" calcext:value-type="float">
            <text:p>2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2" calcext:value-type="float">
            <text:p>2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2" calcext:value-type="float">
            <text:p>2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2" calcext:value-type="float">
            <text:p>2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7-27T10:20:21.419541090</dc:date>
    <meta:editing-duration>P3DT6H56M36S</meta:editing-duration>
    <meta:editing-cycles>69</meta:editing-cycles>
    <meta:generator>LibreOffice/7.3.7.2$Linux_X86_64 LibreOffice_project/30$Build-2</meta:generator>
    <meta:document-statistic meta:table-count="1" meta:cell-count="1858" meta:object-count="0"/>
  </office:meta>
</office:document-meta>
</file>